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Helvetica Neue', sans-serif"/>
  </office:font-face-decls>
  <office:automatic-styles>
    <style:style style:name="P1" style:family="paragraph" style:parent-style-name="Standard">
      <style:text-properties fo:font-size="14pt" fo:font-weight="bold" officeooo:rsid="000c934a" officeooo:paragraph-rsid="000c934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0c934a" officeooo:paragraph-rsid="000c934a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c934a" officeooo:paragraph-rsid="000c934a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officeooo:rsid="000c934a" officeooo:paragraph-rsid="000c934a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font-weight="normal" officeooo:rsid="000c9f91" officeooo:paragraph-rsid="000c9f91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weight="normal" officeooo:rsid="000c934a" officeooo:paragraph-rsid="000c934a" style:font-weight-asian="normal" style:font-weight-complex="normal"/>
    </style:style>
    <style:style style:name="P7" style:family="paragraph" style:parent-style-name="Standard">
      <style:text-properties fo:font-size="13pt" fo:font-weight="normal" officeooo:rsid="000c934a" officeooo:paragraph-rsid="000c934a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text-properties fo:font-size="13pt" fo:font-weight="normal" officeooo:paragraph-rsid="000c934a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paragraph-rsid="000c934a" style:font-size-asian="13pt" style:font-weight-asian="normal" style:font-size-complex="13pt" style:font-weight-complex="normal"/>
    </style:style>
    <style:style style:name="T1" style:family="text">
      <style:text-properties officeooo:rsid="000c934a"/>
    </style:style>
    <style:style style:name="T2" style:family="text">
      <style:text-properties fo:font-variant="normal" fo:text-transform="none" fo:color="#9b5a0e" loext:opacity="100%" style:font-name="Roboto" fo:letter-spacing="normal" fo:font-style="normal" fo:font-weight="normal"/>
    </style:style>
    <style:style style:name="T3" style:family="text">
      <style:text-properties fo:font-size="14pt" fo:font-weight="bold" officeooo:rsid="000c934a" style:font-size-asian="14pt" style:font-weight-asian="bold" style:font-size-complex="14pt" style:font-weight-complex="bold"/>
    </style:style>
    <style:style style:name="T4" style:family="text">
      <style:text-properties fo:font-size="14pt" officeooo:rsid="000c934a" style:font-size-asian="14pt" style:font-size-complex="14pt"/>
    </style:style>
    <style:style style:name="T5" style:family="text">
      <style:text-properties officeooo:rsid="000e6ac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ções de Banco de Dados</text:p>
      <text:p text:style-name="P1">Atividade 5</text:p>
      <text:p text:style-name="P1">Módulo 2 - <text:span text:style-name="T5">A</text:span>tividade 2</text:p>
      <text:p text:style-name="P1"/>
      <text:p text:style-name="P2"/>
      <text:p text:style-name="P2"><text:span text:style-name="T2">De acordo com o conteúdo estudado, cite exemplos de Sistemas de Bancos de Dados relacionais e não relacionais (NoSQL).</text:span> </text:p>
      <text:p text:style-name="P2"/>
      <text:p text:style-name="P2"/>
      <text:p text:style-name="P3">Exemplo de sistema de Banco de Dados Relacionais (NoSQL):</text:p>
      <text:list xml:id="list3477998835" text:style-name="L2">
        <text:list-item>
          <text:p text:style-name="P4">Oracle</text:p>
        </text:list-item>
        <text:list-item>
          <text:p text:style-name="P4">MySQL</text:p>
        </text:list-item>
        <text:list-item>
          <text:p text:style-name="P4">SQL Server</text:p>
        </text:list-item>
        <text:list-item>
          <text:p text:style-name="P4">PostgreSQL</text:p>
        </text:list-item>
        <text:list-item>
          <text:p text:style-name="P5">Firebird</text:p>
        </text:list-item>
        <text:list-item>
          <text:p text:style-name="P5">MariaDB</text:p>
        </text:list-item>
      </text:list>
      <text:p text:style-name="P7"/>
      <text:p text:style-name="P7"><text:s/>Exemplo de sistemas de Banco de Dados não relacionais (NoSQL): </text:p>
      <text:list xml:id="list1884412960" text:style-name="L1">
        <text:list-item>
          <text:p text:style-name="P8"><text:span text:style-name="T1">MongoDB</text:span></text:p>
        </text:list-item>
      </text:list>
      <text:p text:style-name="P9"/>
      <text:p text:style-name="P6"><text:span text:style-name="T4"/></text:p>
      <text:p text:style-name="P6"><text:span text:style-name="T4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3T00:23:20.860000000</meta:creation-date>
    <dc:date>2023-04-03T06:15:05.577000000</dc:date>
    <meta:editing-duration>PT3H11M13S</meta:editing-duration>
    <meta:editing-cycles>1</meta:editing-cycles>
    <meta:document-statistic meta:table-count="0" meta:image-count="0" meta:object-count="0" meta:page-count="1" meta:paragraph-count="13" meta:word-count="65" meta:character-count="357" meta:non-whitespace-character-count="309"/>
    <meta:generator>LibreOffice/7.2.7.2$Windows_X86_64 LibreOffice_project/8d71d29d553c0f7dcbfa38fbfda25ee34cce99a2</meta:generator>
  </office:meta>
</office:document-meta>
</file>